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530000569000001777ACCE7DEB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2.159cm" svg:height="6.006cm" svg:x="2.978cm" svg:y="7.549cm">
          <draw:image xlink:href="Pictures/200000530000569000001777ACCE7DEB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1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9-08-05T15:26:28</meta:creation-date>
    <dc:date>2009-08-05T15:27:18</dc:date>
    <dc:language>en-US</dc:language>
    <meta:editing-cycles>2</meta:editing-cycles>
    <meta:editing-duration>PT50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